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1" style:family="table">
      <style:table-properties style:width="14.049cm" fo:margin-left="2.974cm" table:align="left"/>
    </style:style>
    <style:style style:name="Tabla1.A" style:family="table-column">
      <style:table-column-properties style:column-width="3.016cm"/>
    </style:style>
    <style:style style:name="Tabla1.B" style:family="table-column">
      <style:table-column-properties style:column-width="11.033cm"/>
    </style:style>
    <style:style style:name="Tabla1.A1" style:family="table-cell">
      <style:table-cell-properties fo:background-color="transparent" fo:padding="0cm" fo:border="none">
        <style:background-image/>
      </style:table-cell-properties>
    </style:style>
    <style:style style:name="Tabla2" style:family="table">
      <style:table-properties style:width="14.049cm" fo:margin-left="2.974cm" table:align="left"/>
    </style:style>
    <style:style style:name="Tabla2.A" style:family="table-column">
      <style:table-column-properties style:column-width="2.99cm"/>
    </style:style>
    <style:style style:name="Tabla2.B" style:family="table-column">
      <style:table-column-properties style:column-width="11.06cm"/>
    </style:style>
    <style:style style:name="Tabla2.A1" style:family="table-cell">
      <style:table-cell-properties fo:padding="0cm" fo:border="none"/>
    </style:style>
    <style:style style:name="P1" style:family="paragraph" style:parent-style-name="Standard">
      <style:paragraph-properties fo:text-align="justify" style:justify-single-word="false"/>
      <style:text-properties style:font-name="Arial" fo:font-size="7pt" style:font-size-asian="7pt" style:font-name-complex="Arial" style:font-size-complex="8pt"/>
    </style:style>
    <style:style style:name="P2" style:family="paragraph" style:parent-style-name="Standard">
      <style:paragraph-properties fo:text-align="justify" style:justify-single-word="false"/>
      <style:text-properties style:font-name="Arial" fo:font-size="7pt" style:text-underline-style="none" style:font-size-asian="7pt" style:font-name-complex="Arial" style:font-size-complex="8pt"/>
    </style:style>
    <style:style style:name="P3" style:family="paragraph" style:parent-style-name="Standard">
      <style:paragraph-properties fo:text-align="justify" style:justify-single-word="false"/>
      <style:text-properties style:font-name="Arial" fo:font-size="7pt" style:font-size-asian="12pt" style:font-name-complex="Arial" style:font-size-complex="8pt"/>
    </style:style>
    <style:style style:name="P4" style:family="paragraph" style:parent-style-name="Standard">
      <style:paragraph-properties fo:text-align="justify" style:justify-single-word="false"/>
      <style:text-properties style:font-name="Arial" fo:font-size="12pt" style:font-size-asian="10.5pt" style:font-name-complex="Arial" style:font-size-complex="12pt"/>
    </style:style>
    <style:style style:name="P5" style:family="paragraph" style:parent-style-name="Standard">
      <style:paragraph-properties fo:text-align="justify" style:justify-single-word="false"/>
      <style:text-properties style:font-name="Arial" fo:font-size="12pt" style:text-underline-style="none" fo:font-weight="normal" style:font-size-asian="10.5pt" style:font-weight-asian="normal" style:font-name-complex="Ari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Arial" fo:font-size="12pt" style:text-underline-style="none" fo:font-weight="normal" style:font-size-asian="12pt" style:font-weight-asian="normal" style:font-name-complex="Ari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Arial" fo:font-size="12pt" style:font-size-asian="12pt" style:font-name-complex="Arial" style:font-size-complex="12pt"/>
    </style:style>
    <style:style style:name="P8" style:family="paragraph" style:parent-style-name="Standard">
      <style:paragraph-properties fo:text-align="justify" style:justify-single-word="false"/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Arial" fo:font-size="10pt" style:font-size-asian="10pt" style:font-name-complex="Arial" style:font-size-complex="10pt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0pt" style:text-underline-style="none" fo:font-weight="normal" style:font-size-asian="10pt" style:font-weight-asian="normal" style:font-name-complex="Arial" style:font-size-complex="10pt" style:font-weight-complex="normal"/>
    </style:style>
    <style:style style:name="P11" style:family="paragraph" style:parent-style-name="Standard">
      <style:paragraph-properties fo:text-align="justify" style:justify-single-word="false" fo:break-before="page"/>
      <style:text-properties style:font-name="Arial" fo:font-size="12pt" style:text-underline-style="none" fo:font-weight="normal" style:font-size-asian="10.5pt" style:font-weight-asian="normal" style:font-name-complex="Arial" style:font-size-complex="12pt" style:font-weight-complex="normal"/>
    </style:style>
    <style:style style:name="T1" style:family="text">
      <style:text-properties style:font-size-asian="12pt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ext-input text:description="&lt;for each=&quot;contract in objects&quot;&gt;">Init for</text:text-input></text:p>
      <text:p text:style-name="P1"/>
      <text:p text:style-name="P1"><text:text-input text:description="&lt;for each=&quot;concept in get_concepts_by_contract(contract)&quot;&gt;">Init for</text:text-input></text:p>
      <text:p text:style-name="P1"/>
      <text:p text:style-name="P4">* <text:span text:style-name="T3"><text:text-input text:description="&lt;concept[0].product_id.description_sale and concept[0].product_id.description_sale.upper() or (concept[1] and concept[1].upper() or concept_id.name.upper())&gt;">Concept name</text:text-input></text:span><text:span text:style-name="T3"> </text:span><text:span text:style-name="T3"><text:text-input text:description="&lt;get_date_str().upper()&gt;">Date string</text:text-input></text:span></text:p>
      <text:p text:style-name="P7"/>
      <text:p text:style-name="P7"/>
      <text:p text:style-name="P3"><text:text-input text:description="&lt;for each=&quot;line in get_contract_lines(contract, concept[0])&quot;&gt;">Init for</text:text-input></text:p>
      <text:p text:style-name="P3"/>
      <text:p text:style-name="P4"><text:span text:style-name="T1">- </text:span><text:span text:style-name="T3"><text:text-input text:description="&lt;line.customer_contact_id and line.customer_contact_id.name + u&quot; &quot; +  line.customer_contact_id.first_name or line.address_id.name&gt;">User or Address</text:text-input></text:span><text:span text:style-name="T3"> </text:span><text:span text:style-name="T3"><text:text-input text:description="&lt;(line.customer_contact_id and line.customer_contact_id.job_ids and line.customer_contact_id.job_ids[0].address_id and line.customer_contact_id.job_ids[0].address_id.street2) and &quot;(&quot; +  line.customer_contact_id.job_ids[0].address_id.street2 + &quot;)&quot; or  (line.location_id and u&quot;(&quot; +  line.location_id.name + u&quot;)&quot; or &quot;&quot;)&gt;">Location</text:text-input></text:span></text:p>
      <text:p text:style-name="P9"><text:text-input text:description="&lt;for each=&quot;period in get_periods(line)&quot;&gt;">Init for periodos</text:text-input></text:p>
      <text:p text:style-name="P9"><text:text-input text:description="&lt;period[0]&gt;">Period</text:text-input>: </text:p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1"><text:text-input text:description="&lt;for each=&quot;rec in get_detail(line, concept[0],period[1],period[2])&quot;&gt;">Init for</text:text-input></text:p>
          </table:table-cell>
          <table:covered-table-cell/>
        </table:table-row>
        <table:table-row>
          <table:table-cell table:style-name="Tabla1.A1" office:value-type="string">
            <text:p text:style-name="P9"><text:text-input text:description="&lt;rec[0]&gt;">Tipo días</text:text-input></text:p>
          </table:table-cell>
          <table:table-cell table:style-name="Tabla1.A1" office:value-type="string">
            <text:p text:style-name="P9"><text:text-input text:description="&lt;rec[1]&gt;">Detalle</text:text-input></text:p>
          </table:table-cell>
        </table:table-row>
        <table:table-row>
          <table:table-cell table:style-name="Tabla1.A1" table:number-columns-spanned="2" office:value-type="string">
            <text:p text:style-name="P3"><text:text-input text:description="&lt;/for&gt;">End for</text:text-input></text:p>
          </table:table-cell>
          <table:covered-table-cell/>
        </table:table-row>
      </table:table>
      <text:p text:style-name="P3"><text:text-input text:description="&lt;/for&gt;">End for</text:text-input></text:p>
      <text:p text:style-name="P3"><text:tab/><text:tab/><text:span text:style-name="T3"><text:text-input text:description="&lt;get_contract_line_orig_hours(line) or get_contract_line_hours(line)&gt;">hours</text:text-input></text:span><text:span text:style-name="T3"> Hrs / Mes <text:s text:c="2"/></text:span><text:span text:style-name="T3"><text:text-input text:description="&lt;get_contract_line_except_hours(line) and (&quot; - &quot; + str(get_contract_line_except_hours(line)) + &quot; Hrs&quot;) or ''&gt;">Except hours</text:text-input></text:span></text:p>
      <text:p text:style-name="P3"><text:text-input text:description="&lt;/for&gt;">End for</text:text-input></text:p>
      <text:p text:style-name="P3"/>
      <text:p text:style-name="P9">MES <text:text-input text:description="&lt;get_month_name().upper()&gt;">Month</text:text-input>:</text:p>
      <table:table table:name="Tabla2" table:style-name="Tabla2">
        <table:table-column table:style-name="Tabla2.A"/>
        <table:table-column table:style-name="Tabla2.B"/>
        <table:table-row>
          <table:table-cell table:style-name="Tabla2.A1" table:number-columns-spanned="2" office:value-type="string">
            <text:p text:style-name="P1"><text:text-input text:description="&lt;for each=&quot;rec in get_total_details(concept[0], contract)&quot;&gt;">Init for</text:text-input></text:p>
          </table:table-cell>
          <table:covered-table-cell/>
        </table:table-row>
        <table:table-row>
          <table:table-cell table:style-name="Tabla2.A1" office:value-type="string">
            <text:p text:style-name="P9"><text:text-input text:description="&lt;rec[0]&gt;">Tipo días</text:text-input></text:p>
          </table:table-cell>
          <table:table-cell table:style-name="Tabla2.A1" office:value-type="string">
            <text:p text:style-name="P9"><text:text-input text:description="&lt;rec[1]&gt;">Detalle</text:text-input></text:p>
          </table:table-cell>
        </table:table-row>
        <table:table-row>
          <table:table-cell table:style-name="Tabla2.A1" table:number-columns-spanned="2" office:value-type="string">
            <text:p text:style-name="P3"><text:text-input text:description="&lt;/for&gt;">End for</text:text-input></text:p>
          </table:table-cell>
          <table:covered-table-cell/>
        </table:table-row>
      </table:table>
      <text:p text:style-name="P7"/>
      <text:p text:style-name="P7"/>
      <text:p text:style-name="P7"/>
      <text:p text:style-name="P9"><text:span text:style-name="T2">TOTAL MES </text:span><text:span text:style-name="T2"><text:text-input text:description="&lt;get_month_name().upper()&gt;">Month</text:text-input></text:span><text:span text:style-name="T2">: </text:span><text:span text:style-name="T2"><text:text-input text:description="&lt;get_amount_total()&gt;">Total</text:text-input></text:span><text:span text:style-name="T2"> €</text:span></text:p>
      <text:p text:style-name="P8"/>
      <text:p text:style-name="P8"/>
      <text:p text:style-name="P6"><text:tab/><text:tab/><text:tab/><text:tab/><text:tab/><text:tab/><text:tab/><text:tab/><text:span text:style-name="T3">Coordinadora del S.A.D</text:span></text:p>
      <text:p text:style-name="P10"><text:tab/><text:tab/><text:tab/><text:tab/><text:tab/><text:tab/><text:tab/><text:tab/><text:text-input text:description="&lt;contract.manager_id.name&gt;">Manager</text:text-input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5"/>
      <text:p text:style-name="P5"/>
      <text:p text:style-name="P5"/>
      <text:p text:style-name="P11"/>
      <text:p text:style-name="P1"/>
      <text:p text:style-name="P1"><text:text-input text:description="&lt;/for&gt;">End for</text:text-input></text:p>
      <text:p text:style-name="P2"/>
      <text:p text:style-name="P1"/>
      <text:p text:style-name="P1"><text:text-input text:description="&lt;/for&gt;">End for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mar </meta:initial-creator>
    <meta:creation-date>2013-06-20T18:04:10</meta:creation-date>
    <meta:generator>LibreOffice/3.5$Linux_x86 LibreOffice_project/350m1$Build-2</meta:generator>
    <dc:date>2014-07-03T20:51:20</dc:date>
    <dc:creator>omar </dc:creator>
    <meta:editing-duration>PT2H8M45S</meta:editing-duration>
    <meta:editing-cycles>30</meta:editing-cycles>
    <meta:document-statistic meta:table-count="2" meta:image-count="0" meta:object-count="0" meta:page-count="2" meta:paragraph-count="24" meta:word-count="59" meta:character-count="302" meta:non-whitespace-character-count="246"/>
  </office:meta>
</office:document-meta>
</file>